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fo:language="de" fo:country="AT"/>
    </style:style>
    <style:style style:name="P3" style:family="paragraph" style:parent-style-name="Standard">
      <style:text-properties fo:language="de" fo:country="AT" fo:font-weight="bold" style:font-weight-asian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font-size="16pt" fo:language="en" fo:country="US" fo:font-weight="bold" style:font-size-asian="16pt" style:font-weight-asian="bold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Standard">
      <style:text-properties fo:language="de" fo:country="AT" fo:font-weight="bold" style:font-weight-asian="bold"/>
    </style:style>
    <style:style style:name="P9" style:family="paragraph" style:parent-style-name="Standard" style:list-style-name="WW8Num31"/>
    <style:style style:name="P10" style:family="paragraph" style:parent-style-name="Standard" style:list-style-name="WW8Num31">
      <style:text-properties officeooo:paragraph-rsid="000b409d"/>
    </style:style>
    <style:style style:name="P11" style:family="paragraph" style:parent-style-name="Standard" style:list-style-name="WW8Num31">
      <style:text-properties officeooo:paragraph-rsid="000d2cff"/>
    </style:style>
    <style:style style:name="P12" style:family="paragraph" style:parent-style-name="Standard">
      <style:text-properties fo:language="en" fo:country="US" fo:font-weight="bold" style:font-weight-asian="bold"/>
    </style:style>
    <style:style style:name="P13" style:family="paragraph" style:parent-style-name="Standard" style:list-style-name="WW8Num15"/>
    <style:style style:name="P14" style:family="paragraph" style:parent-style-name="Standard">
      <style:text-properties officeooo:paragraph-rsid="000b409d"/>
    </style:style>
    <style:style style:name="P15" style:family="paragraph" style:parent-style-name="Standard">
      <style:paragraph-properties fo:hyphenation-ladder-count="no-limit"/>
      <style:text-properties officeooo:paragraph-rsid="000d2cff" fo:hyphenate="true" fo:hyphenation-remain-char-count="2" fo:hyphenation-push-char-count="2"/>
    </style:style>
    <style:style style:name="P16" style:family="paragraph" style:parent-style-name="Standard" style:list-style-name="WW8Num28">
      <style:paragraph-properties fo:margin-left="1.886cm" fo:margin-right="0cm" fo:text-indent="-0.635cm" style:auto-text-indent="false"/>
    </style:style>
    <style:style style:name="P17" style:family="paragraph" style:parent-style-name="Standard" style:list-style-name="WW8Num2">
      <style:paragraph-properties fo:margin-left="1.886cm" fo:margin-right="0cm" fo:text-indent="-0.635cm" style:auto-text-indent="false">
        <style:tab-stops>
          <style:tab-stop style:position="1.886cm"/>
        </style:tab-stops>
      </style:paragraph-properties>
    </style:style>
    <style:style style:name="P18" style:family="paragraph" style:parent-style-name="Heading_20_1" style:master-page-name="Standard">
      <style:paragraph-properties style:page-number="auto" fo:padding-left="0cm" fo:padding-right="0cm" fo:padding-top="0cm" fo:padding-bottom="0.035cm" fo:border-left="none" fo:border-right="none" fo:border-top="none" fo:border-bottom="0.51pt solid #000000">
        <style:tab-stops>
          <style:tab-stop style:position="0cm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language="de" fo:country="AT"/>
    </style:style>
    <style:style style:name="T3" style:family="text">
      <style:text-properties fo:language="de" fo:country="AT" fo:font-weight="bold" style:font-weight-asian="bold"/>
    </style:style>
    <style:style style:name="T4" style:family="text">
      <style:text-properties fo:language="de" fo:country="AT" fo:font-weight="bold" officeooo:rsid="000d2cff" style:font-weight-asian="bold"/>
    </style:style>
    <style:style style:name="T5" style:family="text">
      <style:text-properties fo:language="de" fo:country="AT" fo:font-style="italic" style:font-style-asian="italic"/>
    </style:style>
    <style:style style:name="T6" style:family="text">
      <style:text-properties fo:language="de" fo:country="AT" fo:font-style="italic" officeooo:rsid="000b409d" style:font-style-asian="italic"/>
    </style:style>
    <style:style style:name="T7" style:family="text">
      <style:text-properties fo:language="de" fo:country="AT" fo:font-style="italic" style:font-style-asian="italic" style:font-style-complex="italic"/>
    </style:style>
    <style:style style:name="T8" style:family="text">
      <style:text-properties fo:language="de" fo:country="AT" fo:font-style="italic" officeooo:rsid="000b409d" style:font-style-asian="italic" style:font-style-complex="italic"/>
    </style:style>
    <style:style style:name="T9" style:family="text">
      <style:text-properties fo:language="de" fo:country="AT" style:text-underline-style="solid" style:text-underline-width="auto" style:text-underline-color="font-color" fo:font-weight="bold" style:font-weight-asian="bold"/>
    </style:style>
    <style:style style:name="T10" style:family="text">
      <style:text-properties fo:language="de" fo:country="AT" officeooo:rsid="000b409d"/>
    </style:style>
    <style:style style:name="T11" style:family="text">
      <style:text-properties fo:language="de" fo:country="AT" officeooo:rsid="000d2cff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fo:font-weight="bold" style:font-weight-asian="bold"/>
    </style:style>
    <style:style style:name="T15" style:family="text">
      <style:text-properties style:font-name="Verdana" fo:font-size="9.5pt" style:font-size-asian="9.5pt" style:language-asian="de" style:country-asian="DE" style:font-name-complex="Verdana" style:font-size-complex="9.5pt"/>
    </style:style>
    <style:style style:name="T16" style:family="text">
      <style:text-properties style:font-name="Verdana" fo:font-size="9.5pt" style:font-name-asian="Verdana" style:font-size-asian="9.5pt" style:language-asian="de" style:country-asian="DE" style:font-name-complex="Verdana" style:font-size-complex="9.5pt"/>
    </style:style>
    <style:style style:name="T17" style:family="text">
      <style:text-properties fo:font-size="11pt" fo:language="de" fo:country="AT" style:font-size-asian="11pt" style:font-size-complex="11pt"/>
    </style:style>
    <style:style style:name="T18" style:family="text">
      <style:text-properties style:font-name="Courier New1" fo:font-size="11pt" style:font-size-asian="11pt" style:font-name-complex="Courier New1" style:font-size-complex="11pt"/>
    </style:style>
    <style:style style:name="T19" style:family="text">
      <style:text-properties style:font-name="Courier New1" fo:font-size="11pt" fo:language="de" fo:country="AT" style:font-size-asian="11pt" style:font-name-complex="Courier New1" style:font-size-complex="11pt"/>
    </style:style>
    <style:style style:name="T20" style:family="text">
      <style:text-properties style:font-name="Courier New1" fo:font-size="11pt" fo:language="de" fo:country="AT" style:font-name-asian="Courier New1" style:font-size-asian="11pt" style:font-name-complex="Courier New1" style:font-size-complex="11pt"/>
    </style:style>
    <style:style style:name="T21" style:family="text">
      <style:text-properties style:font-name="Courier New1" fo:font-size="11pt" fo:language="de" fo:country="AT" officeooo:rsid="000b409d" style:font-name-asian="Courier New1" style:font-size-asian="11pt" style:font-name-complex="Courier New1" style:font-size-complex="11pt"/>
    </style:style>
    <style:style style:name="T22" style:family="text">
      <style:text-properties style:font-name="Courier New1" fo:font-size="11pt" fo:language="de" fo:country="AT" fo:font-weight="bold" style:font-size-asian="11pt" style:font-weight-asian="bold" style:font-name-complex="Courier New1" style:font-size-complex="11pt"/>
    </style:style>
    <style:style style:name="T23" style:family="text">
      <style:text-properties style:font-name="Courier New1" fo:font-size="11pt" fo:language="de" fo:country="AT" fo:font-weight="bold" officeooo:rsid="000b409d" style:font-size-asian="11pt" style:font-weight-asian="bold" style:font-name-complex="Courier New1" style:font-size-complex="11pt"/>
    </style:style>
    <style:style style:name="T24" style:family="text">
      <style:text-properties style:font-name="Courier New1" fo:font-size="11pt" fo:language="de" fo:country="AT" fo:font-weight="bold" style:font-name-asian="Courier New1" style:font-size-asian="11pt" style:font-weight-asian="bold" style:font-name-complex="Courier New1" style:font-size-complex="11pt"/>
    </style:style>
    <style:style style:name="T25" style:family="text">
      <style:text-properties style:font-name="Courier New1" fo:font-size="11pt" fo:language="de" fo:country="AT" fo:font-weight="bold" officeooo:rsid="000b409d" style:font-name-asian="Courier New1" style:font-size-asian="11pt" style:font-weight-asian="bold" style:font-name-complex="Courier New1" style:font-size-complex="11pt"/>
    </style:style>
    <style:style style:name="T26" style:family="text">
      <style:text-properties style:font-name="Courier New1" fo:font-size="11pt" fo:language="de" fo:country="AT" fo:font-weight="bold" officeooo:rsid="000b409d" style:font-name-asian="Courier New1" style:font-size-asian="11pt" style:font-weight-asian="bold" style:font-name-complex="Courier New1" style:font-size-complex="11pt" style:font-weight-complex="bold"/>
    </style:style>
    <style:style style:name="T27" style:family="text">
      <style:text-properties style:font-name="Courier New1" fo:font-size="11pt" fo:language="de" fo:country="AT" fo:font-weight="bold" officeooo:rsid="000d2cff" style:font-name-asian="Courier New1" style:font-size-asian="11pt" style:font-weight-asian="bold" style:font-name-complex="Courier New1" style:font-size-complex="11pt"/>
    </style:style>
    <style:style style:name="T28" style:family="text">
      <style:text-properties style:font-name="Courier New1" fo:font-size="11pt" fo:language="de" fo:country="AT" fo:font-weight="normal" style:font-size-asian="11pt" style:font-weight-asian="normal" style:font-name-complex="Courier New1" style:font-size-complex="11pt" style:font-weight-complex="normal"/>
    </style:style>
    <style:style style:name="T29" style:family="text">
      <style:text-properties style:font-name="Courier New1" fo:font-size="11pt" fo:language="de" fo:country="AT" fo:font-weight="normal" officeooo:rsid="000b409d" style:font-size-asian="11pt" style:font-weight-asian="normal" style:font-name-complex="Courier New1" style:font-size-complex="11pt" style:font-weight-complex="normal"/>
    </style:style>
    <style:style style:name="T30" style:family="text">
      <style:text-properties style:font-name="Courier New1" fo:font-size="11pt" fo:font-weight="bold" style:font-size-asian="11pt" style:font-weight-asian="bold" style:font-name-complex="Courier New1" style:font-size-complex="11pt"/>
    </style:style>
    <style:style style:name="T31" style:family="text">
      <style:text-properties style:font-name="Courier New1" fo:font-size="11pt" fo:font-weight="bold" style:font-name-asian="Courier New1" style:font-size-asian="11pt" style:font-weight-asian="bold" style:font-name-complex="Courier New1" style:font-size-complex="11pt"/>
    </style:style>
    <style:style style:name="T32" style:family="text">
      <style:text-properties style:font-name="Courier New1" fo:font-size="11pt" fo:font-weight="bold" officeooo:rsid="000d2cff" style:font-name-asian="Courier New1" style:font-size-asian="11pt" style:font-weight-asian="bold" style:font-name-complex="Courier New1" style:font-size-complex="11pt"/>
    </style:style>
    <style:style style:name="T33" style:family="text">
      <style:text-properties style:font-name="Courier New1" fo:font-size="11pt" fo:language="en" fo:country="US" style:font-size-asian="11pt" style:font-name-complex="Courier New1" style:font-size-complex="11pt"/>
    </style:style>
    <style:style style:name="T34" style:family="text">
      <style:text-properties style:font-name="Courier New1" fo:font-size="11pt" fo:language="en" fo:country="US" style:font-name-asian="Courier New1" style:font-size-asian="11pt" style:font-name-complex="Courier New1" style:font-size-complex="11pt"/>
    </style:style>
    <style:style style:name="T35" style:family="text">
      <style:text-properties style:font-name="Courier New1" fo:font-size="11pt" fo:language="en" fo:country="US" fo:font-weight="bold" style:font-size-asian="11pt" style:font-weight-asian="bold" style:font-name-complex="Courier New1" style:font-size-complex="11pt"/>
    </style:style>
    <style:style style:name="T36" style:family="text">
      <style:text-properties style:font-name="Courier New1" fo:font-size="11pt" fo:language="en" fo:country="US" fo:font-weight="bold" officeooo:rsid="000b409d" style:font-size-asian="11pt" style:font-weight-asian="bold" style:font-name-complex="Courier New1" style:font-size-complex="11pt"/>
    </style:style>
    <style:style style:name="T37" style:family="text">
      <style:text-properties style:font-name="Courier New1" fo:font-size="11pt" fo:language="en" fo:country="US" fo:font-weight="bold" officeooo:rsid="000d2cff" style:font-size-asian="11pt" style:font-weight-asian="bold" style:font-name-complex="Courier New1" style:font-size-complex="11pt"/>
    </style:style>
    <style:style style:name="T38" style:family="text">
      <style:text-properties style:font-name="Courier New1" fo:font-size="11pt" fo:language="en" fo:country="US" fo:font-weight="bold" style:font-name-asian="Courier New1" style:font-size-asian="11pt" style:font-weight-asian="bold" style:font-name-complex="Courier New1" style:font-size-complex="11pt"/>
    </style:style>
    <style:style style:name="T39" style:family="text">
      <style:text-properties style:font-name="Courier New1" fo:font-size="11pt" fo:language="en" fo:country="US" fo:font-weight="bold" officeooo:rsid="000d2cff" style:font-name-asian="Courier New1" style:font-size-asian="11pt" style:font-weight-asian="bold" style:font-name-complex="Courier New1" style:font-size-complex="11pt"/>
    </style:style>
    <style:style style:name="T40" style:family="text">
      <style:text-properties style:font-name="Courier New1" fo:font-size="11pt" style:font-name-asian="Courier New1" style:font-size-asian="11pt" style:font-name-complex="Courier New1" style:font-size-complex="11pt"/>
    </style:style>
    <style:style style:name="T41" style:family="text">
      <style:text-properties style:font-name="Courier New1" fo:language="de" fo:country="AT" style:font-name-complex="Courier New1"/>
    </style:style>
    <style:style style:name="T42" style:family="text">
      <style:text-properties style:font-name="Courier New1" fo:language="de" fo:country="AT" style:font-name-asian="Courier New1" style:font-name-complex="Courier New1"/>
    </style:style>
    <style:style style:name="T43" style:family="text">
      <style:text-properties officeooo:rsid="00097d3e"/>
    </style:style>
    <style:style style:name="T44" style:family="text">
      <style:text-properties fo:color="#ff3333" style:font-name="Courier New1" fo:font-size="11pt" fo:language="de" fo:country="AT" fo:font-weight="bold" style:font-size-asian="11pt" style:font-weight-asian="bold" style:font-name-complex="Courier New1" style:font-size-complex="11pt"/>
    </style:style>
    <style:style style:name="T45" style:family="text">
      <style:text-properties fo:color="#ff3333" style:font-name="Courier New1" fo:font-size="11pt" fo:language="de" fo:country="AT" fo:font-weight="bold" officeooo:rsid="000b409d" style:font-name-asian="Courier New1" style:font-size-asian="11pt" style:font-weight-asian="bold" style:font-name-complex="Courier New1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 text:is-list-header="true"><text:span text:style-name="T43">Linux-Anwenden (SOLVED)</text:span><text:line-break/></text:h>
      <text:p text:style-name="P5">Aufgaben</text:p>
      <text:p text:style-name="P4"/>
      <text:p text:style-name="P3">Hilfesystem: man<text:line-break/></text:p>
      <text:list xml:id="list8838611199381467516" text:style-name="WW8Num31">
        <text:list-item>
          <text:p text:style-name="P9"><text:span text:style-name="T2">Bei allen nachfolgenden Aufgaben können Sie die Funktionen der Kommandos mittels „man [befehl]“ nachlesen (alternativ auch </text:span><text:a xlink:type="simple" xlink:href="http://de.linwiki.org/wiki/Linuxfibel"><text:span text:style-name="Internet_20_link"><text:span text:style-name="T2">http://de.linwiki.org/wiki/Linuxfibel</text:span></text:span></text:a><text:span text:style-name="T2">).<text:line-break/>Sollten die Man-Pages nachinstalliert werden müssen, so können Sie dies unter Ubuntu wie folgt: <text:s/>sudo </text:span><text:span text:style-name="T15">apt-get</text:span><text:span text:style-name="T16"> </text:span><text:span text:style-name="T15">install</text:span><text:span text:style-name="T16"> </text:span><text:span text:style-name="T15">manpages-dev</text:span></text:p>
        </text:list-item>
      </text:list>
      <text:p text:style-name="P2"/>
      <text:p text:style-name="P12">Filesystem: cd, ls, pwd, cp, mv, rm, touch, locate, find<text:line-break/></text:p>
      <text:list xml:id="list220507654471480" text:continue-numbering="true" text:style-name="WW8Num31">
        <text:list-item>
          <text:p text:style-name="P9"><text:span text:style-name="T2">Erzeugen Sie ein Verzeichnis mit Namen “labor1” in ihrem Home-Verzeichnis.<text:line-break/><text:line-break/></text:span><text:span text:style-name="T19">~$</text:span><text:span text:style-name="T20"> </text:span><text:span text:style-name="T22">mkdir</text:span><text:span text:style-name="T24"> </text:span><text:span text:style-name="T22">labor1<text:line-break/></text:span><text:span text:style-name="T2"><text:line-break/></text:span></text:p>
        </text:list-item>
        <text:list-item>
          <text:p text:style-name="P10"><text:span text:style-name="T2">Erzeugen Sie im Home-Verzeichnis eine leere Datei mit Namen „leer1“.<text:line-break/><text:line-break/></text:span><text:span text:style-name="T19">~$</text:span><text:span text:style-name="T20"> </text:span><text:span text:style-name="T26">cd</text:span><text:span text:style-name="T22"><text:line-break/></text:span><text:span text:style-name="T19">~$</text:span><text:span text:style-name="T20"> </text:span><text:span text:style-name="T22">touch</text:span><text:span text:style-name="T24"> </text:span><text:span text:style-name="T22">leer1<text:line-break/></text:span><text:span text:style-name="T2"><text:line-break/>und kopieren Sie diese in das neu erstellte Verzeichnis.<text:line-break/><text:line-break/></text:span><text:span text:style-name="T19">~$</text:span><text:span text:style-name="T20"> </text:span><text:span text:style-name="T25">cp</text:span><text:span text:style-name="T24"> </text:span><text:span text:style-name="T22">leer1</text:span><text:span text:style-name="T24"> </text:span><text:span text:style-name="T22">labor1/<text:line-break/><text:line-break/></text:span></text:p>
        </text:list-item>
        <text:list-item>
          <text:p text:style-name="P9"><text:span text:style-name="T2">Wechseln Sie ins Verzeichnis „labor1“ und geben Sie den Verzeichnis-Pfad auf dem Bildschirm aus.<text:line-break/><text:line-break/></text:span><text:span text:style-name="T19">~$</text:span><text:span text:style-name="T20"> </text:span><text:span text:style-name="T22">cd</text:span><text:span text:style-name="T24"> </text:span><text:span text:style-name="T22">labor1</text:span><text:span text:style-name="T19"><text:line-break/>~/labor1$</text:span><text:span text:style-name="T20"> </text:span><text:span text:style-name="T22">pwd</text:span><text:span text:style-name="T19"><text:line-break/></text:span><text:span text:style-name="T2"><text:line-break/></text:span></text:p>
        </text:list-item>
        <text:list-item>
          <text:p text:style-name="P9"><text:span text:style-name="T2">Suchen Sie alle Dateien im System, die den Begriff „dos“ beinhalten und speichern Sie das Ergebnis in der Datei „dos_in_linux“.<text:line-break/><text:line-break/></text:span><text:span text:style-name="T19">~/labor1$</text:span><text:span text:style-name="T20"> <text:s/></text:span><text:span text:style-name="T22">find</text:span><text:span text:style-name="T24"> </text:span><text:span text:style-name="T22">/</text:span><text:span text:style-name="T24"> </text:span><text:span text:style-name="T22">-name</text:span><text:span text:style-name="T24"> </text:span><text:span text:style-name="T25">"</text:span><text:span text:style-name="T22">*dos*</text:span><text:span text:style-name="T23">"</text:span><text:span text:style-name="T24"> </text:span><text:span text:style-name="T22">2&gt;/dev/null</text:span><text:span text:style-name="T24"> </text:span><text:span text:style-name="T22">&gt;dos_in_linux<text:line-break/></text:span><text:span text:style-name="T19"><text:line-break/></text:span></text:p>
        </text:list-item>
      </text:list>
      <text:p text:style-name="P2"/>
      <text:p text:style-name="P3">Fileberechtigungen: chmod, chown<text:line-break/></text:p>
      <text:list xml:id="list220507609011793" text:continue-numbering="true" text:style-name="WW8Num31">
        <text:list-item>
          <text:p text:style-name="P10"><text:span text:style-name="T2">Ändern Sie die Dateiberechtigungen von „leer1“ so, dass Sie nur von Ihnen lesbar ist.<text:line-break/><text:line-break/></text:span><text:span text:style-name="T19">~/labor1$</text:span><text:span text:style-name="T20"> </text:span><text:span text:style-name="T22">chmod</text:span><text:span text:style-name="T24"> </text:span><text:span text:style-name="T22">go-r</text:span><text:span text:style-name="T24"> </text:span><text:span text:style-name="T22">leer1<text:line-break/></text:span><text:span text:style-name="T29">oder:</text:span><text:span text:style-name="T22"><text:line-break/></text:span><text:soft-page-break/><text:span text:style-name="T22">~/labor1$</text:span><text:span text:style-name="T24"> </text:span><text:span text:style-name="T22">chmod</text:span><text:span text:style-name="T24"> </text:span><text:span text:style-name="T25">600</text:span><text:span text:style-name="T24"> </text:span><text:span text:style-name="T22">leer1<text:line-break/><text:line-break/></text:span></text:p>
        </text:list-item>
        <text:list-item>
          <text:p text:style-name="P9"><text:span text:style-name="T2">Geben Sie den Inhalt des aktuellen Verzeichnisses am Bildschirm aus.<text:line-break/><text:line-break/></text:span><text:span text:style-name="T19">~/labor1$</text:span><text:span text:style-name="T20"> </text:span><text:span text:style-name="T22">ls</text:span><text:span text:style-name="T24"> </text:span><text:span text:style-name="T22">-l<text:line-break/></text:span><text:span text:style-name="T2"><text:line-break/></text:span></text:p>
        </text:list-item>
        <text:list-item>
          <text:p text:style-name="P10"><text:span text:style-name="T2">Machen Sie die Datei „leer1“ für alle les-/schreib-/exekutierbar.<text:line-break/><text:line-break/></text:span><text:span text:style-name="T19">~/labor1$</text:span><text:span text:style-name="T20"> </text:span><text:span text:style-name="T22">chmod</text:span><text:span text:style-name="T24"> </text:span><text:span text:style-name="T22">a+rwx</text:span><text:span text:style-name="T24"> </text:span><text:span text:style-name="T22">leer1<text:line-break/></text:span><text:span text:style-name="T29">oder</text:span><text:span text:style-name="T23"><text:line-break/></text:span><text:span text:style-name="T28">~/labor1$</text:span><text:span text:style-name="T24"> </text:span><text:span text:style-name="T22">chmod</text:span><text:span text:style-name="T24"> </text:span><text:span text:style-name="T25">777</text:span><text:span text:style-name="T24"> </text:span><text:span text:style-name="T22">leer1<text:line-break/></text:span><text:span text:style-name="T2"><text:line-break/></text:span></text:p>
        </text:list-item>
        <text:list-item>
          <text:p text:style-name="P9"><text:span text:style-name="T2">Ändern Sie den Besitzer </text:span><text:span text:style-name="T10">und die Gruppe </text:span><text:span text:style-name="T2">der </text:span><text:span text:style-name="T5">Datei </text:span><text:span text:style-name="T6">leer auf </text:span><text:span text:style-name="T5">–&gt; root</text:span><text:span text:style-name="T2">.<text:line-break/><text:line-break/></text:span><text:span text:style-name="T33">~/labor1$</text:span><text:span text:style-name="T34"> </text:span><text:span text:style-name="T35">sudo</text:span><text:span text:style-name="T38"> </text:span><text:span text:style-name="T35">chown</text:span><text:span text:style-name="T38"> </text:span><text:span text:style-name="T35">root:</text:span><text:span text:style-name="T36">root</text:span><text:span text:style-name="T38"> </text:span><text:span text:style-name="T35">leer1</text:span><text:span text:style-name="T33"><text:line-break/></text:span><text:span text:style-name="T12"><text:line-break/></text:span></text:p>
        </text:list-item>
        <text:list-item>
          <text:p text:style-name="P9"><text:span text:style-name="T2">Geben Sie das Listing des Home-Verzeichnisses aus und speichern Sie es in der Datei „leer1“<text:line-break/><text:line-break/></text:span><text:span text:style-name="T19">~/labor1$</text:span><text:span text:style-name="T20"> </text:span><text:span text:style-name="T22">ls</text:span><text:span text:style-name="T24"> </text:span><text:span text:style-name="T22">~</text:span><text:span text:style-name="T24"> </text:span><text:span text:style-name="T25">&gt;</text:span><text:span text:style-name="T24"> </text:span><text:span text:style-name="T22">leer1</text:span><text:span text:style-name="T2"><text:line-break/><text:line-break/></text:span></text:p>
        </text:list-item>
        <text:list-item>
          <text:p text:style-name="P9"><text:span text:style-name="T2">Ändern Sie den Namen der Daten „leer1“ in „nml2“.<text:line-break/><text:line-break/></text:span><text:span text:style-name="T33">~/labor1$</text:span><text:span text:style-name="T34"> </text:span><text:span text:style-name="T35">mv</text:span><text:span text:style-name="T38"> </text:span><text:span text:style-name="T35">leer1</text:span><text:span text:style-name="T38"> </text:span><text:span text:style-name="T35">nml2</text:span></text:p>
        </text:list-item>
      </text:list>
      <text:p text:style-name="P4"><text:line-break/></text:p>
      <text:p text:style-name="P3">Umgebungsvariablen: env, export (set, unset)<text:line-break/></text:p>
      <text:list xml:id="list220508163281792" text:continue-numbering="true" text:style-name="WW8Num31">
        <text:list-item>
          <text:p text:style-name="P9"><text:span text:style-name="T2">Geben Sie die Umgebungsvariablen am Bildschirm aus und hängen Sie die Liste der Variablen an die Datei „nml2.<text:line-break/><text:line-break/></text:span><text:span text:style-name="T33">~/labor1$</text:span><text:span text:style-name="T34"> </text:span><text:span text:style-name="T35">env</text:span><text:span text:style-name="T38"> </text:span><text:span text:style-name="T35">&gt;&gt; nml2</text:span><text:span text:style-name="T2"><text:line-break/><text:line-break/></text:span></text:p>
        </text:list-item>
      </text:list>
      <text:p text:style-name="P3">Dateien: tar, gz<text:line-break/></text:p>
      <text:list xml:id="list220506783655168" text:continue-numbering="true" text:style-name="WW8Num31">
        <text:list-item>
          <text:p text:style-name="P10"><text:span text:style-name="T10">(De)K</text:span><text:span text:style-name="T2">omprimieren Sie die Datei</text:span><text:span text:style-name="T10">en im Ordner</text:span><text:span text:style-name="T2"> „</text:span><text:span text:style-name="T7">labor1</text:span><text:span text:style-name="T2">“ </text:span><text:span text:style-name="T10">und nennen Sie diese </text:span><text:span text:style-name="T8">labor1.tar.gz</text:span><text:span text:style-name="T2">.<text:line-break/><text:line-break/>Packen:<text:line-break/></text:span><text:span text:style-name="T19">~/labor1$</text:span><text:span text:style-name="T20"> </text:span><text:span text:style-name="T26">cd</text:span><text:span text:style-name="T21"> </text:span><text:span text:style-name="T19"><text:line-break/>~$</text:span><text:span text:style-name="T20"> </text:span><text:span text:style-name="T22">tar</text:span><text:span text:style-name="T24"> </text:span><text:span text:style-name="T44">c</text:span><text:span text:style-name="T22">vf</text:span><text:span text:style-name="T23">z</text:span><text:span text:style-name="T24"> </text:span><text:span text:style-name="T25">labor1.tar.gz labor1</text:span><text:span text:style-name="T19"><text:line-break/></text:span><text:span text:style-name="T2"><text:line-break/></text:span><text:span text:style-name="T10">Inhalt v. tar Dateien ansehen mit</text:span><text:span text:style-name="T2">:<text:line-break/></text:span><text:span text:style-name="T19">~$</text:span><text:span text:style-name="T20"> </text:span><text:span text:style-name="T22">tar</text:span><text:span text:style-name="T24"> </text:span><text:span text:style-name="T45">t</text:span><text:span text:style-name="T22">zvf</text:span><text:span text:style-name="T24"> <text:s/></text:span><text:span text:style-name="T25">labor1.tar.gz</text:span></text:p>
          <text:p text:style-name="P10"/>
          <text:p text:style-name="P10"><text:soft-page-break/><text:span text:style-name="T10">Entpacken mit</text:span><text:span text:style-name="T2">:<text:line-break/></text:span><text:span text:style-name="T19">~$</text:span><text:span text:style-name="T20"> </text:span><text:span text:style-name="T22">tar</text:span><text:span text:style-name="T24"> </text:span><text:span text:style-name="T45">x</text:span><text:span text:style-name="T22">zvf</text:span><text:span text:style-name="T24"> </text:span><text:span text:style-name="T25">labor1.tar.gz</text:span></text:p>
        </text:list-item>
      </text:list>
      <text:p text:style-name="P14"><text:span text:style-name="T25"/></text:p>
      <text:p text:style-name="P2"><text:line-break/></text:p>
      <text:p text:style-name="P3">Textdateien: cat, tail, less, grep, vi<text:line-break/></text:p>
      <text:list xml:id="list220507076282378" text:continue-numbering="true" text:style-name="WW8Num31">
        <text:list-item>
          <text:p text:style-name="P9"><text:span text:style-name="T2">Geben Sie die ersten 5 Zeilen der Datei “/</text:span><text:span text:style-name="T10">etc/passwd</text:span><text:span text:style-name="T2">” am Bildschirm aus.<text:line-break/><text:line-break/></text:span><text:span text:style-name="T19">~/labor1$</text:span><text:span text:style-name="T20"> </text:span><text:span text:style-name="T22">head</text:span><text:span text:style-name="T24"> </text:span><text:span text:style-name="T22">-n</text:span><text:span text:style-name="T24"> </text:span><text:span text:style-name="T22">5</text:span><text:span text:style-name="T24"> /</text:span><text:span text:style-name="T25">etc/passwd</text:span><text:span text:style-name="T17"><text:line-break/></text:span></text:p>
        </text:list-item>
        <text:list-item>
          <text:p text:style-name="P11"><text:span text:style-name="T2">Erstellen Sie eine neue Datei mit den ersten 100 Zeilen der Datei „</text:span><text:span text:style-name="T11">/var/log/dmesg</text:span><text:span text:style-name="T2">“ und eine Datei mit den letzten 100 Zeilen der Datei.<text:line-break/><text:line-break/></text:span><text:span text:style-name="T33">~/labor1$</text:span><text:span text:style-name="T34"> </text:span><text:span text:style-name="T35">head</text:span><text:span text:style-name="T38"> </text:span><text:span text:style-name="T35">-n</text:span><text:span text:style-name="T38"> </text:span><text:span text:style-name="T35">100</text:span><text:span text:style-name="T38"> </text:span><text:span text:style-name="T39">/var/log/dmesg</text:span><text:span text:style-name="T38"> </text:span><text:span text:style-name="T35">&gt;test</text:span><text:span text:style-name="T37">1</text:span><text:span text:style-name="T35">00.</text:span><text:span text:style-name="T37">head.txt</text:span><text:span text:style-name="T33"><text:line-break/>~/labor1$</text:span><text:span text:style-name="T34"> </text:span><text:span text:style-name="T35">tail</text:span><text:span text:style-name="T38"> </text:span><text:span text:style-name="T35">-n</text:span><text:span text:style-name="T38"> </text:span><text:span text:style-name="T35">100</text:span><text:span text:style-name="T38"> </text:span><text:span text:style-name="T39">/var/log/dmesg</text:span><text:span text:style-name="T38"> </text:span><text:span text:style-name="T35">&gt;test</text:span><text:span text:style-name="T37">1</text:span><text:span text:style-name="T35">00.</text:span><text:span text:style-name="T37">tail.txt</text:span><text:span text:style-name="T33"><text:line-break/></text:span><text:span text:style-name="T35"><text:line-break/></text:span><text:span text:style-name="T12"><text:line-break/></text:span></text:p>
        </text:list-item>
        <text:list-item>
          <text:p text:style-name="P11"><text:span text:style-name="T2">Geben Sie </text:span><text:span text:style-name="T11">mit</text:span><text:span text:style-name="T2"> grep </text:span><text:span text:style-name="T11">alle </text:span><text:span text:style-name="T2">Zeilen der Datei „</text:span><text:span text:style-name="T11">/var/log/dmesg</text:span><text:span text:style-name="T2">“ aus, die den Begriff „</text:span><text:span text:style-name="T11">usb</text:span><text:span text:style-name="T2">“ enthalten.<text:line-break/><text:line-break/></text:span><text:span text:style-name="T33">~/labor1$</text:span><text:span text:style-name="T34"> </text:span><text:span text:style-name="T35">grep</text:span><text:span text:style-name="T38"> </text:span><text:span text:style-name="T39">usb</text:span><text:span text:style-name="T38"> </text:span><text:span text:style-name="T39">/var/log/dmesg</text:span><text:span text:style-name="T2"><text:line-break/><text:line-break/></text:span></text:p>
        </text:list-item>
        <text:list-item>
          <text:p text:style-name="P9"><text:span text:style-name="T2">Geben Sie die Datei /etc/passwd in sortierter Reihenfolge mit nummerierten Zeilen am Bildschirm aus.<text:line-break/><text:line-break/></text:span><text:span text:style-name="T19">~/labor1$</text:span><text:span text:style-name="T20"> </text:span><text:span text:style-name="T22">sort</text:span><text:span text:style-name="T24"> </text:span><text:span text:style-name="T22">/etc/passwd</text:span><text:span text:style-name="T24"> </text:span><text:span text:style-name="T22">|</text:span><text:span text:style-name="T24"> </text:span><text:span text:style-name="T22">cat</text:span><text:span text:style-name="T24"> </text:span><text:span text:style-name="T22">-n</text:span><text:span text:style-name="T2"><text:line-break/></text:span><text:span text:style-name="T3"><text:line-break/></text:span></text:p>
        </text:list-item>
      </text:list>
      <text:p text:style-name="P3">Nutzerinformationen: groups, logname, users<text:line-break/></text:p>
      <text:list xml:id="list220507228694065" text:continue-numbering="true" text:style-name="WW8Num31">
        <text:list-item>
          <text:p text:style-name="P9"><text:span text:style-name="T2">Welche Benutzer sind noch eingeloggt?<text:line-break/><text:line-break/></text:span><text:span text:style-name="T18">~/labor1$</text:span><text:span text:style-name="T40"> </text:span><text:span text:style-name="T30">users</text:span><text:line-break/><text:line-break/> </text:p>
        </text:list-item>
        <text:list-item>
          <text:p text:style-name="P9"><text:span text:style-name="T2">Welchen Gruppen gehören Sie </text:span><text:span text:style-name="T11">(Annahme Ihr username lautet informatik</text:span><text:span text:style-name="T2"> an?<text:line-break/><text:line-break/></text:span><text:span text:style-name="T18">~/labor1$</text:span><text:span text:style-name="T40"> </text:span><text:span text:style-name="T30">groups</text:span><text:span text:style-name="T31"> </text:span><text:span text:style-name="T32">informatik</text:span><text:line-break/><text:span text:style-name="T2"><text:line-break/></text:span></text:p>
        </text:list-item>
        <text:list-item>
          <text:p text:style-name="P9"><text:span text:style-name="T2">Wie lautet ihr login-name?<text:line-break/><text:line-break/></text:span><text:span text:style-name="T18">~/labor1$</text:span><text:span text:style-name="T40"> </text:span><text:span text:style-name="T30">logname<text:line-break/></text:span><text:line-break/><text:span text:style-name="T2">Zusatzfrage: Auflistung aller User im System, die ein Home-Verzeichnis haben<text:line-break/><text:line-break/></text:span><text:span text:style-name="T18">~/labor1$</text:span><text:span text:style-name="T40"> </text:span><text:span text:style-name="T22">cat</text:span><text:span text:style-name="T24"> </text:span><text:span text:style-name="T22">/etc/passwd</text:span><text:span text:style-name="T24"> </text:span><text:span text:style-name="T22">|</text:span><text:span text:style-name="T24"> </text:span><text:span text:style-name="T22">grep</text:span><text:span text:style-name="T24"> </text:span><text:span text:style-name="T22">"/home"</text:span><text:span text:style-name="T24"> </text:span><text:span text:style-name="T22">|</text:span><text:span text:style-name="T24"> </text:span><text:span text:style-name="T22">cut</text:span><text:span text:style-name="T24"> </text:span><text:span text:style-name="T22">-d:</text:span><text:span text:style-name="T24"> </text:span><text:span text:style-name="T22">-f1</text:span><text:span text:style-name="T24"> </text:span><text:span text:style-name="T22">|</text:span><text:span text:style-name="T24"> </text:span><text:span text:style-name="T22">sort</text:span><text:span text:style-name="T2"><text:line-break/></text:span><text:soft-page-break/><text:span text:style-name="T2"><text:line-break/></text:span></text:p>
        </text:list-item>
      </text:list>
      <text:p text:style-name="P6">Prozesse: kill, nohup, ps, top<text:line-break/></text:p>
      <text:list xml:id="list220508155624751" text:continue-numbering="true" text:style-name="WW8Num31">
        <text:list-item>
          <text:p text:style-name="P9"><text:span text:style-name="T2">Geben Sie alle Prozesse </text:span><text:span text:style-name="T11">aus</text:span><text:span text:style-name="T2">.<text:line-break/><text:line-break/></text:span><text:span text:style-name="T18">~/labor1$</text:span><text:span text:style-name="T40"> </text:span><text:span text:style-name="T22">ps</text:span><text:span text:style-name="T24"> </text:span><text:span text:style-name="T27">aux</text:span><text:span text:style-name="T24"> </text:span><text:span text:style-name="T2"><text:line-break/></text:span></text:p>
        </text:list-item>
        <text:list-item>
          <text:p text:style-name="P9"><text:span text:style-name="T2">Starten Sie den Prozess „sleep 1000“ im Hintergrund und beenden Sie ihn unmittelbar nach dem Aufruf wieder.<text:line-break/><text:line-break/></text:span><text:span text:style-name="T18">~/labor1$</text:span><text:span text:style-name="T40"> </text:span><text:span text:style-name="T22">sleep</text:span><text:span text:style-name="T24"> </text:span><text:span text:style-name="T22">1000</text:span><text:span text:style-name="T24"> </text:span><text:span text:style-name="T22">&amp;<text:line-break/></text:span><text:span text:style-name="T19">[1]</text:span><text:span text:style-name="T20"> </text:span><text:span text:style-name="T19">12843<text:line-break/></text:span><text:span text:style-name="T18">~/labor1$</text:span><text:span text:style-name="T40"> </text:span><text:span text:style-name="T22">kill</text:span><text:span text:style-name="T24"> </text:span><text:span text:style-name="T22">-9</text:span><text:span text:style-name="T24"> </text:span><text:span text:style-name="T22">12843<text:line-break/></text:span><text:span text:style-name="T2"><text:line-break/></text:span><text:span text:style-name="T3">Alternative<text:line-break/></text:span><text:span text:style-name="T2"><text:line-break/></text:span><text:span text:style-name="T18">~/labor1$</text:span><text:span text:style-name="T40"> </text:span><text:span text:style-name="T22">sleep</text:span><text:span text:style-name="T24"> </text:span><text:span text:style-name="T22">1000</text:span><text:span text:style-name="T24"> </text:span><text:span text:style-name="T22"><text:line-break/></text:span><text:span text:style-name="T2">Ctrl+Z unterbricht die Ausführung von sleep<text:line-break/></text:span><text:span text:style-name="T18">[1]+</text:span><text:span text:style-name="T40"> <text:s/></text:span><text:span text:style-name="T18">Stopped</text:span><text:span text:style-name="T40"> <text:s text:c="16"/></text:span><text:span text:style-name="T18">sleep</text:span><text:span text:style-name="T40"> </text:span><text:span text:style-name="T18">1000<text:line-break/>~/labor1$</text:span><text:span text:style-name="T40"> </text:span><text:span text:style-name="T22">bg<text:line-break/></text:span><text:span text:style-name="T19">[1]+</text:span><text:span text:style-name="T20"> </text:span><text:span text:style-name="T19">sleep</text:span><text:span text:style-name="T20"> </text:span><text:span text:style-name="T19">1000</text:span><text:span text:style-name="T20"> </text:span><text:span text:style-name="T19">&amp;</text:span><text:span text:style-name="T22"><text:line-break/></text:span><text:span text:style-name="T18">~/labor1$</text:span><text:span text:style-name="T40"> </text:span><text:span text:style-name="T22">jobs<text:line-break/></text:span><text:span text:style-name="T19">[1]+</text:span><text:span text:style-name="T20"> <text:s/></text:span><text:span text:style-name="T19">Running</text:span><text:span text:style-name="T20"> <text:s text:c="16"/></text:span><text:span text:style-name="T19">sleep</text:span><text:span text:style-name="T20"> </text:span><text:span text:style-name="T19">1000</text:span><text:span text:style-name="T20"> </text:span><text:span text:style-name="T19">&amp;</text:span><text:span text:style-name="T22"><text:line-break/></text:span><text:span text:style-name="T18">~/labor1$</text:span><text:span text:style-name="T40"> </text:span><text:span text:style-name="T22">fg</text:span><text:span text:style-name="T24"> </text:span><text:span text:style-name="T22">%1</text:span><text:span text:style-name="T2"><text:line-break/></text:span></text:p>
        </text:list-item>
      </text:list>
      <text:p text:style-name="P3">Systeminformationen: df, du, uptime, free, uname</text:p>
      <text:list xml:id="list220507897437368" text:continue-numbering="true" text:style-name="WW8Num31">
        <text:list-item>
          <text:p text:style-name="P9"><text:span text:style-name="T2">Speichern Sie folgende Informationen in </text:span><text:span text:style-name="T11">die</text:span><text:span text:style-name="T2"> Datei „sys_info“: <text:line-break/>freier Plattenplatz, Speicherverbrauch, Hauptspeicherauslastung, aktuelles Unix-System, Laufzeit des Systems.<text:line-break/><text:line-break/>File System Usage Report <text:line-break/></text:span><text:span text:style-name="T18">~/labor1$</text:span><text:span text:style-name="T40"> </text:span><text:span text:style-name="T22">df<text:line-break/></text:span><text:span text:style-name="T2"><text:line-break/>Disk Usage: </text:span><text:span text:style-name="T9">h</text:span><text:span text:style-name="T2">uman readable; </text:span><text:span text:style-name="T9">s</text:span><text:span text:style-name="T2">ummarize <text:s/>für das home-Verzeichnis ~<text:line-break/></text:span><text:span text:style-name="T18">~/labor1$</text:span><text:span text:style-name="T40"> </text:span><text:span text:style-name="T22">du</text:span><text:span text:style-name="T24"> </text:span><text:span text:style-name="T22">-h</text:span><text:span text:style-name="T24"> </text:span><text:span text:style-name="T22">-s</text:span><text:span text:style-name="T24"> </text:span><text:span text:style-name="T22">~</text:span><text:span text:style-name="T19"><text:line-break/><text:line-break/></text:span><text:span text:style-name="T2">Zeigt den freien und belegten Speicherplatz : Zusammenfassung mit </text:span><text:span text:style-name="T9">t</text:span><text:span text:style-name="T2">otals<text:line-break/></text:span><text:span text:style-name="T18">~/labor1$</text:span><text:span text:style-name="T40"> </text:span><text:span text:style-name="T22">free</text:span><text:span text:style-name="T24"> </text:span><text:span text:style-name="T22">-t</text:span><text:span text:style-name="T19"><text:line-break/></text:span><text:span text:style-name="T2"><text:line-break/>Zeigt Systeminformationen : alle Infos mit <text:s/></text:span><text:span text:style-name="T9">a</text:span><text:span text:style-name="T2">ll<text:line-break/></text:span><text:span text:style-name="T18">~/labor1$</text:span><text:span text:style-name="T40"> </text:span><text:span text:style-name="T22">uname</text:span><text:span text:style-name="T24"> –</text:span><text:span text:style-name="T22">a</text:span><text:span text:style-name="T19"><text:line-break/><text:line-break/></text:span><text:span text:style-name="T2">Laufzeit des Systems <text:line-break/></text:span><text:span text:style-name="T18">~/labor1$</text:span><text:span text:style-name="T40"> </text:span><text:span text:style-name="T22">uptime</text:span><text:span text:style-name="T20"> </text:span><text:span text:style-name="T19"><text:line-break/></text:span></text:p>
        </text:list-item>
      </text:list>
      <text:p text:style-name="P2"/>
      <text:p text:style-name="Standard"><text:span text:style-name="T4">Für Fortgeschrittene: </text:span><text:span text:style-name="T3">Sonstige Übungen:<text:line-break/></text:span></text:p>
      <text:list xml:id="list220506824839037" text:continue-numbering="true" text:style-name="WW8Num31">
        <text:list-item>
          <text:p text:style-name="P9"><text:span text:style-name="T2">Wie viele Wörter/Zeilen hat die Datei „/</text:span><text:span text:style-name="T11">var/log/dmesg</text:span><text:span text:style-name="T2">“? <text:s/><text:line-break/><text:line-break/></text:span><text:span text:style-name="T18">~/labor1$</text:span><text:span text:style-name="T40"> </text:span><text:span text:style-name="T30">wc</text:span><text:span text:style-name="T31"> –</text:span><text:span text:style-name="T30">l</text:span><text:span text:style-name="T31"> /</text:span><text:span text:style-name="T32">var/log/dmesg</text:span><text:span text:style-name="T40"> </text:span><text:span text:style-name="T2"><text:line-break/></text:span><text:soft-page-break/><text:span text:style-name="T2"><text:line-break/></text:span></text:p>
        </text:list-item>
        <text:list-item>
          <text:p text:style-name="P9"><text:span text:style-name="T2">Erstellen Sie ein C-Programm in einem Editor ihrer Wahl. <text:line-break/>Das Programm soll eine Zahl y als Eingabe in der Shell erwarten und folgenden Satz y mal am Bildschirm ausgeben:<text:line-break/></text:span><text:span text:style-name="T41"><text:tab/>Hallo</text:span><text:span text:style-name="T42"> </text:span><text:span text:style-name="T41">Linux-Welt</text:span></text:p>
        </text:list-item>
      </text:list>
      <text:p text:style-name="P15"><text:span text:style-name="T14"><text:line-break/></text:span><text:span text:style-name="T4">Für Fortgeschrittene: </text:span><text:span text:style-name="T14">Shell Scripts: </text:span>Machen Sie sich mit ShellScripts vertraut (<text:a xlink:type="simple" xlink:href="http://steve-parker.org/sh/sh.shtml"><text:span text:style-name="Internet_20_link">http://steve-parker.org/sh/sh.shtml</text:span></text:a>)<text:line-break/></text:p>
      <text:list xml:id="list5170260063764340486" text:style-name="WW8Num15">
        <text:list-item>
          <text:p text:style-name="P13">Schreiben Sie ein ShellScript, welches die Anzahl der Dateien im Verzeichnis $HOME zählt, den User nach Y/N fragt anschließend folgende Informationen ausgibt:</text:p>
        </text:list-item>
      </text:list>
      <text:list xml:id="list7844006439067838543" text:style-name="WW8Num28">
        <text:list-item>
          <text:p text:style-name="P16">Datum + Uhrzeit</text:p>
        </text:list-item>
      </text:list>
      <text:list xml:id="list8819014497557211518" text:style-name="WW8Num2">
        <text:list-item>
          <text:p text:style-name="P17">MHz des Prozessors</text:p>
        </text:list-item>
        <text:list-item>
          <text:p text:style-name="P17">Anzahl Dateien</text:p>
        </text:list-item>
        <text:list-item>
          <text:p text:style-name="P17">User Eingabe</text:p>
        </text:list-item>
      </text:list>
      <text:p text:style-name="P7"><text:span text:style-name="T12"><text:line-break/>Dateien zählen einfach und ohne Rekursion:<text:line-break/><text:line-break/></text:span><text:span text:style-name="T33">~/labor1$</text:span><text:span text:style-name="T34"> </text:span><text:span text:style-name="T35">ls</text:span><text:span text:style-name="T38"> </text:span><text:span text:style-name="T35">-la</text:span><text:span text:style-name="T38"> </text:span><text:span text:style-name="T35">$HOME</text:span><text:span text:style-name="T38"> </text:span><text:span text:style-name="T35">|wc</text:span><text:span text:style-name="T38"> –</text:span><text:span text:style-name="T35">l<text:line-break/></text:span><text:span text:style-name="T12"><text:line-break/>genau gezählt über alle Verzeichnisebenen mittels </text:span><text:span text:style-name="T35">find</text:span><text:span text:style-name="T12"><text:line-break/><text:line-break/></text:span><text:span text:style-name="T33">~/labor1$</text:span><text:span text:style-name="T34"> </text:span><text:span text:style-name="T35">find</text:span><text:span text:style-name="T38"> </text:span><text:span text:style-name="T35">~</text:span><text:span text:style-name="T38"> </text:span><text:span text:style-name="T35">-type</text:span><text:span text:style-name="T38"> </text:span><text:span text:style-name="T35">f</text:span><text:span text:style-name="T38"> </text:span><text:span text:style-name="T35">|</text:span><text:span text:style-name="T38"> </text:span><text:span text:style-name="T35">wc</text:span><text:span text:style-name="T38"> –</text:span><text:span text:style-name="T35">l<text:line-break/></text:span><text:span text:style-name="T12"><text:line-break/>Das gesamte Script lautet<text:line-break/><text:line-break/></text:span><text:span text:style-name="T35">#!/bin/bash<text:line-break/><text:line-break/>find</text:span><text:span text:style-name="T38"> </text:span><text:span text:style-name="T35">~</text:span><text:span text:style-name="T38"> </text:span><text:span text:style-name="T35">-type</text:span><text:span text:style-name="T38"> </text:span><text:span text:style-name="T35">f</text:span><text:span text:style-name="T38"> </text:span><text:span text:style-name="T35">|</text:span><text:span text:style-name="T38"> </text:span><text:span text:style-name="T35">wc</text:span><text:span text:style-name="T38"> –</text:span><text:span text:style-name="T35">l<text:line-break/><text:line-break/>echo</text:span><text:span text:style-name="T38"> </text:span><text:span text:style-name="T35">"Ja</text:span><text:span text:style-name="T38"> </text:span><text:span text:style-name="T35">oder</text:span><text:span text:style-name="T38"> </text:span><text:span text:style-name="T35">Nein"<text:line-break/>read</text:span><text:span text:style-name="T38"> </text:span><text:span text:style-name="T35">YES_NO<text:line-break/>echo</text:span><text:span text:style-name="T38"> </text:span><text:span text:style-name="T35">"User</text:span><text:span text:style-name="T38"> </text:span><text:span text:style-name="T35">entered</text:span><text:span text:style-name="T38"> </text:span><text:span text:style-name="T35">$YES_NO."<text:line-break/><text:line-break/>date<text:line-break/>cat</text:span><text:span text:style-name="T38"> </text:span><text:span text:style-name="T35">/proc/cpuinfo</text:span><text:span text:style-name="T38"> </text:span><text:span text:style-name="T35">|grep</text:span><text:span text:style-name="T38"> </text:span><text:span text:style-name="T35">MHz<text:line-break/>ls</text:span><text:span text:style-name="T38"> </text:span><text:span text:style-name="T35">-la</text:span><text:span text:style-name="T38"> </text:span><text:span text:style-name="T35">$HOME</text:span><text:span text:style-name="T38"> </text:span><text:span text:style-name="T35">|wc</text:span><text:span text:style-name="T38"> –</text:span><text:span text:style-name="T35">l</text:span><text:span text:style-name="T13"><text:line-break/></text:span><text:span text:style-name="T1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style:font-family-generic="swiss" style:font-pitch="variable" fo:font-size="14pt" style:font-name-asian="DejaVu Sans1" style:font-family-asian="'DejaVu Sans'" style:font-family-generic-asian="swiss" style:font-pitch-asian="variable" style:font-size-asian="14pt" style:font-name-complex="DejaVu Sans1" style:font-family-complex="'DejaVu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423cm" style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" fo:font-family="Times" style:font-family-generic="roman" style:font-pitch="variable" fo:font-size="12pt" fo:font-style="italic" style:font-size-asian="12pt" style:font-style-asian="italic" style:font-name-complex="Times" style:font-family-complex="Times" style:font-family-generic-complex="roman" style:font-pitch-complex="variable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" style:family="paragraph" style:parent-style-name="Standard">
      <style:paragraph-properties fo:hyphenation-ladder-count="no-limit"/>
      <style:text-properties fo:color="#000000" fo:hyphenate="true" fo:hyphenation-remain-char-count="2" fo:hyphenation-push-char-count="2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language="en" fo:country="GB"/>
    </style:style>
    <style:style style:name="WW8Num5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0" style:family="text">
      <style:text-properties fo:language="en" fo:country="GB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Absatz-Standardschriftart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w-headline" style:family="text" style:parent-style-name="Absatz-Standardschriftart1"/>
    <style:style style:name="editsection" style:family="text" style:parent-style-name="Absatz-Standardschriftart1"/>
    <style:style style:name="_20_Zchn_20_Zchn" style:display-name=" Zchn Zchn" style:family="text">
      <style:text-properties style:font-name="Arial" fo:font-family="Arial" style:font-family-generic="swiss" style:font-pitch="variable" fo:font-size="14pt" fo:language="de" fo:country="DE" fo:font-weight="bold" style:font-size-asian="14pt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texhtml" style:family="text" style:parent-style-name="Absatz-Standardschriftart1"/>
    <style:style style:name="Überschrift_20_2_20_Zchn" style:display-name="Überschrift 2 Zchn" style:family="text">
      <style:text-properties style:font-name="Arial" fo:font-family="Arial" style:font-family-generic="swiss" style:font-pitch="variable" fo:font-size="14pt" fo:language="de" fo:country="DE" fo:font-weight="bold" style:font-size-asian="14pt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 text:start-value="2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401cm" style:dynamic-spacing="true"/>
      </style:header-style>
      <style:footer-style>
        <style:header-footer-properties fo:min-height="1.289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5cm" fo:margin-bottom="2.54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span text:style-name="MT1"><text:tab/><text:tab/>Seite </text:span><text:span text:style-name="MT1"><text:page-number text:select-page="current">2</text:page-number></text:span><text:span text:style-name="MT1"> / </text:span><text:span text:style-name="MT1"><text:page-count style:num-format="1">5</text:page-count></text:span><text:span text:style-name="MT1"><text:line-break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ufgaben:</dc:title>
    <meta:initial-creator>Roland Graf</meta:initial-creator>
    <meta:creation-date>2007-12-06T01:53:00</meta:creation-date>
    <dc:date>2016-03-14T22:05:06.032437800</dc:date>
    <meta:print-date>2012-11-03T09:41:00</meta:print-date>
    <meta:editing-cycles>212</meta:editing-cycles>
    <meta:generator>LibreOffice/4.2.8.2$Linux_X86_64 LibreOffice_project/420m0$Build-2</meta:generator>
    <dc:creator>hofmann </dc:creator>
    <meta:editing-duration>P0D</meta:editing-duration>
    <meta:document-statistic meta:table-count="0" meta:image-count="0" meta:object-count="0" meta:page-count="5" meta:paragraph-count="48" meta:word-count="782" meta:character-count="5277" meta:non-whitespace-character-count="4418"/>
    <meta:user-defined meta:name="Info 1"/>
    <meta:user-defined meta:name="Info 2"/>
    <meta:user-defined meta:name="Info 3"/>
    <meta:user-defined meta:name="Info 4"/>
  </office:meta>
</office:document-meta>
</file>